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200000218BC5794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officeooo:rsid="00088228" officeooo:paragraph-rsid="000ce1e7" style:font-size-asian="80pt" style:font-size-complex="80pt"/>
    </style:style>
    <style:style style:name="T1" style:family="text">
      <style:text-properties officeooo:rsid="000795d4"/>
    </style:style>
    <style:style style:name="T2" style:family="text">
      <style:text-properties officeooo:rsid="000ce1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r <text:span text:style-name="T2">Third</text:span> Step</text:p>
      <text:p text:style-name="P1"><draw:frame draw:style-name="fr1" draw:name="Image12" text:anchor-type="paragraph" svg:x="1.4035in" svg:y="0.0646in" svg:width="6.8453in" svg:height="5.4425in" draw:z-index="0"><draw:image xlink:href="Pictures/10000201000002A200000218BC5794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7:50:02.979519817</meta:creation-date>
    <dc:date>2016-06-23T17:50:42.196818110</dc:date>
    <meta:editing-duration>PT12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3" meta:character-count="15" meta:non-whitespace-character-count="13"/>
  </office:meta>
</office:document-meta>
</file>